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0B400001792F6C5362C.svm"/>
  <manifest:file-entry manifest:media-type="" manifest:full-path="Pictures/200000070000043E00000511B68564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02cm solid #000000"/>
    </style:style>
    <style:style style:name="P2" style:family="paragraph" style:parent-style-name="Standard">
      <style:paragraph-properties fo:padding="0.049cm" fo:border="0.002cm solid #000000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-left="none" fo:border-right="none" fo:border-top="0.002cm solid #000000" fo:border-bottom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amount" form:control-implementation="ooo:com.sun.star.form.component.TextField" xml:id="control1" form:id="control1" form:current-value="₹" form:data-field="wsd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idT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urposeOf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OfRupe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11cm" svg:y="-0.016cm" svg:width="16.907cm" svg:height="5.001cm" draw:z-index="1"><draw:image xlink:href="Pictures/20000007000040B400001792F6C5362C.svm" xlink:type="simple" xlink:show="embed" xlink:actuate="onLoad"/></draw:frame> </text:p>
      <text:p text:style-name="P1"/>
      <text:p text:style-name="P1"/>
      <text:p text:style-name="P2"><text:s text:c="3"/>No.:<draw:control text:anchor-type="as-char" draw:z-index="4" draw:style-name="gr2" draw:text-style-name="P3" svg:width="3.14cm" svg:height="0.5cm" draw:control="control4"/><text:tab/><text:tab/><text:tab/><text:tab/><text:tab/><text:tab/>Date.:<draw:control text:anchor-type="as-char" draw:z-index="5" draw:style-name="gr2" draw:text-style-name="P3" svg:width="3.502cm" svg:height="0.5cm" draw:control="control5"/></text:p>
      <text:p text:style-name="P1"><text:s text:c="6"/><text:tab/></text:p>
      <text:p text:style-name="P1"/>
      <text:p text:style-name="P1"/>
      <text:p text:style-name="P1"><text:s text:c="3"/><text:span text:style-name="T1">Paid to:</text:span><text:span text:style-name="T1"><draw:control text:anchor-type="as-char" draw:z-index="2" draw:style-name="gr2" draw:text-style-name="P3" svg:width="14.482cm" svg:height="0.62cm" draw:control="control2"/></text:span></text:p>
      <text:p text:style-name="P2"/>
      <text:p text:style-name="P1"/>
      <text:p text:style-name="P1"><text:s text:c="3"/><text:span text:style-name="T1">Purpose of:</text:span><text:span text:style-name="T1"><draw:control text:anchor-type="as-char" draw:z-index="3" draw:style-name="gr2" draw:text-style-name="P3" svg:width="13.503cm" svg:height="0.502cm" draw:control="control3"/></text:span></text:p>
      <text:p text:style-name="P2"/>
      <text:p text:style-name="P1"><draw:control text:anchor-type="paragraph" draw:z-index="0" draw:style-name="gr1" draw:text-style-name="P3" svg:width="4.003cm" svg:height="0.634cm" svg:x="11.984cm" svg:y="0.476cm" draw:control="control1"/> <text:s text:c="2"/></text:p>
      <text:p text:style-name="P1"><text:s text:c="2"/><text:span text:style-name="T1">Sum of Rupees: <text:s/></text:span><text:span text:style-name="T1"><draw:control text:anchor-type="as-char" draw:z-index="6" draw:style-name="gr2" draw:text-style-name="P3" svg:width="8.598cm" svg:height="0.634cm" draw:control="control6"/></text:span></text:p>
      <text:p text:style-name="P2"/>
      <text:p text:style-name="P1"><text:s text:c="2"/></text:p>
      <text:p text:style-name="P1"/>
      <text:p text:style-name="P1"/>
      <text:p text:style-name="P1"/>
      <text:p text:style-name="P1"><text:s text:c="3"/></text:p>
      <text:p text:style-name="P1"><text:s text:c="3"/><text:span text:style-name="T1">Authorized by</text:span><text:tab/><text:tab/><text:tab/><text:tab/><text:tab/><text:tab/><text:tab/><text:tab/><text:span text:style-name="T1">Received by</text:span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070000043E00000511B6856492.svm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-left="none" fo:border-right="none" fo:border-top="0.002cm solid #000000" fo:border-bottom="non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R</meta:initial-creator>
    <meta:creation-date>2017-10-06T07:42:57.60</meta:creation-date>
    <dc:date>2017-10-07T11:34:26.16</dc:date>
    <dc:creator>Dinesh R</dc:creator>
    <meta:editing-duration>PT22H42M52S</meta:editing-duration>
    <meta:editing-cycles>15</meta:editing-cycles>
    <meta:generator>OpenOffice/4.1.3$Win32 OpenOffice.org_project/413m1$Build-9783</meta:generator>
    <meta:document-statistic meta:table-count="0" meta:image-count="1" meta:object-count="0" meta:page-count="1" meta:paragraph-count="10" meta:word-count="13" meta:character-count="122"/>
  </office:meta>
</office:document-meta>
</file>